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45ab" officeooo:paragraph-rsid="001445ab"/>
    </style:style>
    <style:style style:name="T1" style:family="text">
      <style:text-properties officeooo:rsid="0014c7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Look for up and down angle values on calibration.txt </text:p>
      <text:p text:style-name="P1">-Do Control+C for each of the four tabs running the camera</text:p>
      <text:p text:style-name="P1">-Edit get_image.cpp by adding the minimum up angle and minimum down angle from the calibration.txt file (up to 1 decimal place)</text:p>
      <text:p text:style-name="P1">-Save get_image.cpp and then close the file</text:p>
      <text:p text:style-name="P1">-In a new terminal cd into catkin_ws and then run the command catkin_make </text:p>
      <text:p text:style-name="P1">-In each of the four tabs running the camera <text:span text:style-name="T1">use the</text:span> up <text:span text:style-name="T1">arrow button </text:span>to run the previous comma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3:39:07.945482300</meta:creation-date>
    <dc:date>2019-11-18T13:52:43.774652272</dc:date>
    <meta:editing-duration>PT13M3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80" meta:character-count="452" meta:non-whitespace-character-count="376"/>
  </office:meta>
</office:document-meta>
</file>